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row table:style-name="ro1">
          <table:table-cell table:style-name="ce1"/>
          <table:table-cell table:style-name="ce3" office:value-type="string">
            <text:p>Game Boy (Classic)</text:p>
          </table:table-cell>
          <table:table-cell table:style-name="ce3" office:value-type="string">
            <text:p>Game Boy Pocket</text:p>
          </table:table-cell>
          <table:table-cell table:style-name="ce3" office:value-type="string">
            <text:p>Game Boy Color</text:p>
          </table:table-cell>
        </table:table-row>
        <table:table-row table:style-name="ro2">
          <table:table-cell office:value-type="string">
            <text:p>Central Processing Unit (CPU)</text:p>
          </table:table-cell>
          <table:table-cell office:value-type="string">
            <text:p>8 Bit, Clock frequency: 4.19 MHz, RAM: 8 Kbytes</text:p>
          </table:table-cell>
          <table:table-cell office:value-type="string">
            <text:p>8 Bit, Clock frequency: 4.19 MHz, RAM: 8 Kbytes</text:p>
          </table:table-cell>
          <table:table-cell office:value-type="string">
            <text:p>8 Bit, Clock frequency: 8 MHz, RAM: 32 Kbytes</text:p>
          </table:table-cell>
        </table:table-row>
        <table:table-row table:style-name="ro2">
          <table:table-cell office:value-type="string">
            <text:p>Dimensions</text:p>
          </table:table-cell>
          <table:table-cell office:value-type="string">
            <text:p>148 x 90 x 32 mm</text:p>
          </table:table-cell>
          <table:table-cell office:value-type="string">
            <text:p>127.6 x 77.6 x 25.3 mm</text:p>
          </table:table-cell>
          <table:table-cell office:value-type="string">
            <text:p>133.5 x 78 x 27.4 mm</text:p>
          </table:table-cell>
        </table:table-row>
        <table:table-row table:style-name="ro2">
          <table:table-cell office:value-type="string">
            <text:p>Weight</text:p>
          </table:table-cell>
          <table:table-cell office:value-type="string">
            <text:p>220 g</text:p>
          </table:table-cell>
          <table:table-cell office:value-type="string">
            <text:p>125 g</text:p>
          </table:table-cell>
          <table:table-cell office:value-type="string">
            <text:p>138 g</text:p>
          </table:table-cell>
        </table:table-row>
        <table:table-row table:style-name="ro2">
          <table:table-cell office:value-type="string">
            <text:p>Power consumption</text:p>
          </table:table-cell>
          <table:table-cell office:value-type="string">
            <text:p>70 - 80 mA hr. 4 AA batteries (1.5 V)</text:p>
          </table:table-cell>
          <table:table-cell office:value-type="string">
            <text:p>80 - 90 mA hr. 2 AAA batteries (1.5 V)</text:p>
          </table:table-cell>
          <table:table-cell office:value-type="string">
            <text:p>70 - 80 mA hr. 2 AA batteries (1.5 V)</text:p>
          </table:table-cell>
        </table:table-row>
        <table:table-row table:style-name="ro2">
          <table:table-cell office:value-type="string">
            <text:p>Playing time</text:p>
          </table:table-cell>
          <table:table-cell office:value-type="string">
            <text:p>Up to 30 hours</text:p>
          </table:table-cell>
          <table:table-cell table:number-columns-repeated="2" office:value-type="string">
            <text:p>Up to 10 hours</text:p>
          </table:table-cell>
        </table:table-row>
        <table:table-row table:style-name="ro2">
          <table:table-cell office:value-type="string">
            <text:p>Screen type</text:p>
          </table:table-cell>
          <table:table-cell table:number-columns-repeated="2" office:value-type="string">
            <text:p>Liquid crystal screen (LCD)</text:p>
          </table:table-cell>
          <table:table-cell office:value-type="string">
            <text:p>Next-generation liquid screen (TFT)</text:p>
          </table:table-cell>
        </table:table-row>
        <table:table-row table:style-name="ro2">
          <table:table-cell office:value-type="string">
            <text:p>Screen size</text:p>
          </table:table-cell>
          <table:table-cell office:value-type="string">
            <text:p>4,7 x 4,3 cm</text:p>
          </table:table-cell>
          <table:table-cell office:value-type="string">
            <text:p>4,8 x 4,4 cm</text:p>
          </table:table-cell>
          <table:table-cell office:value-type="string">
            <text:p>4,4 x 4 cm</text:p>
          </table:table-cell>
        </table:table-row>
        <table:table-row table:style-name="ro2">
          <table:table-cell office:value-type="string">
            <text:p>Screen resolution</text:p>
          </table:table-cell>
          <table:table-cell table:number-columns-repeated="2" office:value-type="string">
            <text:p>160 x 144 Pixels</text:p>
          </table:table-cell>
          <table:table-cell office:value-type="string">
            <text:p>160 x 144 Pixels 32,000 different colors displayable, of which 56 simultaneously</text:p>
          </table:table-cell>
        </table:table-row>
        <table:table-row table:style-name="ro2">
          <table:table-cell office:value-type="string">
            <text:p>Game Paks</text:p>
          </table:table-cell>
          <table:table-cell table:number-columns-repeated="3" office:value-type="string">
            <text:p>Exchangeable</text:p>
          </table:table-cell>
        </table:table-row>
        <table:table-row table:style-name="ro2">
          <table:table-cell office:value-type="string">
            <text:p>Contrast controller</text:p>
          </table:table-cell>
          <table:table-cell table:number-columns-repeated="2" office:value-type="string">
            <text:p>Yes</text:p>
          </table:table-cell>
          <table:table-cell office:value-type="string">
            <text:p>No (automatic colour brilliance increase in bright light)</text:p>
          </table:table-cell>
        </table:table-row>
        <table:table-row table:style-name="ro2">
          <table:table-cell office:value-type="string">
            <text:p>Loudspeaker controller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office:value-type="string">
            <text:p>Headphone connection</text:p>
          </table:table-cell>
          <table:table-cell table:number-columns-repeated="3" office:value-type="string">
            <text:p>Yes, stereo sound via headphones</text:p>
          </table:table-cell>
        </table:table-row>
        <table:table-row table:style-name="ro2">
          <table:table-cell office:value-type="string">
            <text:p>Colours</text:p>
          </table:table-cell>
          <table:table-cell office:value-type="string">
            <text:p>Grey, transparent, black, white, red, green, yellow, blue</text:p>
          </table:table-cell>
          <table:table-cell office:value-type="string">
            <text:p>Blue, yellow, green, red, black, transparent, pink, silver</text:p>
          </table:table-cell>
          <table:table-cell office:value-type="string">
            <text:p>Blackberry red, neon green, yellow, turquoise, purple, clear purple, Pokémon Special Edition</text:p>
          </table:table-cell>
        </table:table-row>
        <table:table-row table:style-name="ro2">
          <table:table-cell office:value-type="string">
            <text:p>Cable connection</text:p>
          </table:table-cell>
          <table:table-cell office:value-type="string">
            <text:p>Yes (large)</text:p>
          </table:table-cell>
          <table:table-cell table:number-columns-repeated="2" office:value-type="string">
            <text:p>Yes (small)</text:p>
          </table:table-cell>
        </table:table-row>
        <table:table-row table:style-name="ro2">
          <table:table-cell office:value-type="string">
            <text:p>Special features</text:p>
          </table:table-cell>
          <table:table-cell table:number-columns-repeated="2" office:value-type="string">
            <text:p>LED battery charge display</text:p>
          </table:table-cell>
          <table:table-cell office:value-type="string">
            <text:p>LED battery charge display Infrared interface Carrying loop devic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11/03/2018</text:date>, <text:time>12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 Gallo</meta:initial-creator>
    <meta:creation-date>2018-11-03T12:48:48</meta:creation-date>
    <dc:date>2018-11-03T12:55:45</dc:date>
    <dc:creator>Milan Gallo</dc:creator>
    <meta:editing-duration>PT6M57S</meta:editing-duration>
    <meta:editing-cycles>1</meta:editing-cycles>
    <meta:document-statistic meta:table-count="3" meta:cell-count="63" meta:object-count="0"/>
    <meta:generator>OpenOffice/4.1.5$Unix OpenOffice.org_project/415m1$Build-9789</meta:generator>
  </office:meta>
</office:document-meta>
</file>